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98.58pt" svg:y="998.93pt">
            <draw:object draw:notify-on-update-of-ranges="Sheet1.B80:Sheet1.C80 Sheet1.B81:Sheet1.C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3pt" svg:height="255.23pt" svg:x="512.53pt" svg:y="737.15pt">
            <draw:object draw:notify-on-update-of-ranges="Sheet1.B83:Sheet1.B84 Sheet1.B85:Sheet1.B85 Sheet1.C83:Sheet1.C84 Sheet1.C85:Sheet1.C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3pt" svg:height="255.23pt" svg:x="948.59pt" svg:y="1005.19pt">
            <draw:object draw:notify-on-update-of-ranges="Sheet1.B84:Sheet1.C84 Sheet1.B85:Sheet1.C8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ntropy bot</text:p>
          </table:table-cell>
          <table:table-cell office:value-type="string" calcext:value-type="string">
            <text:p>better ent bot</text:p>
          </table:table-cell>
        </table:table-row>
        <table:table-row table:style-name="ro1">
          <table:table-cell office:value-type="string" calcext:value-type="string">
            <text:p>smel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c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da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c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ps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ard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in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hea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ur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t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pe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ok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nt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ill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vid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ok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o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l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k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ulk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om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yni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ltr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lc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mo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d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oft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e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is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ru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k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unt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hac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no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im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nc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ck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i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n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g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bbe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v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ink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rg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ank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lum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na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e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uss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bu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AVERAGE([.B2:.B74])" office:value-type="float" office:value="5.02739726027397" calcext:value-type="float">
            <text:p>5.02739726027397</text:p>
          </table:table-cell>
          <table:table-cell table:formula="of:=AVERAGE([.C2:.C74])" office:value-type="float" office:value="4.43835616438356" calcext:value-type="float">
            <text:p>4.43835616438356</text:p>
          </table:table-cell>
          <table:table-cell table:formula="of:=AVERAGE([.D2:.D74])" office:value-type="float" office:value="4.17808219178082" calcext:value-type="float">
            <text:p>4.17808219178082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Random average</text:p>
          </table:table-cell>
          <table:table-cell office:value-type="string" calcext:value-type="string">
            <text:p>Entropy average</text:p>
          </table:table-cell>
          <table:table-cell office:value-type="string" calcext:value-type="string">
            <text:p>Entropy 2 average</text:p>
          </table:table-cell>
        </table:table-row>
        <table:table-row table:style-name="ro1">
          <table:table-cell/>
          <table:table-cell table:formula="of:=AVERAGE([.B2:.B74])" office:value-type="float" office:value="5.02739726027397" calcext:value-type="float">
            <text:p>5.02739726027397</text:p>
          </table:table-cell>
          <table:table-cell table:formula="of:=AVERAGE([.C2:.C74])" office:value-type="float" office:value="4.43835616438356" calcext:value-type="float">
            <text:p>4.43835616438356</text:p>
          </table:table-cell>
          <table:table-cell table:formula="of:=AVERAGE([.D2:.D74])" office:value-type="float" office:value="4.17808219178082" calcext:value-type="float">
            <text:p>4.1780821917808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n percentag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Entropy 2</text:p>
          </table:table-cell>
        </table:table-row>
        <table:table-row table:style-name="ro1">
          <table:table-cell/>
          <table:table-cell table:formula="of:=COUNTIFS([.B2:.B74];&quot;&lt;=6&quot;)/73*100" office:value-type="float" office:value="86.3013698630137" calcext:value-type="float">
            <text:p>86.3013698630137</text:p>
          </table:table-cell>
          <table:table-cell table:formula="of:=COUNTIFS([.C2:.C74];&quot;&lt;=6&quot;)/73*100" office:value-type="float" office:value="95.8904109589041" calcext:value-type="float">
            <text:p>95.8904109589041</text:p>
          </table:table-cell>
          <table:table-cell table:formula="of:=COUNTIFS([.D2:.D74];&quot;&lt;=6&quot;)/7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8:56:29.817455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5T15:41:41.915169343</meta:creation-date>
    <dc:date>2022-03-16T23:06:08.123268023</dc:date>
    <meta:editing-duration>PT1H43M38S</meta:editing-duration>
    <meta:editing-cycles>7</meta:editing-cycles>
    <meta:generator>LibreOffice/6.0.7.3$Linux_X86_64 LibreOffice_project/00m0$Build-3</meta:generator>
    <meta:document-statistic meta:table-count="1" meta:cell-count="3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B80:Sheet1.C81" chart:data-source-has-labels="row" svg:x="0.06cm" svg:y="0.126cm" svg:width="15.358cm" svg:height="8.638cm">
          <chartooo:coordinate-region svg:x="0.787cm" svg:y="0.326cm" svg:width="14.631cm" svg:height="7.791cm"/>
          <chart:axis chart:dimension="x" chart:name="primary-x" chart:style-name="ch3" chartooo:axis-type="auto">
            <chartooo:date-scale/>
            <chart:categories table:cell-range-address="Sheet1.B80:Sheet1.C8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81:Sheet1.C8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average</text:p>
                <draw:g>
                  <svg:desc>Sheet1.B80:Sheet1.C80</svg:desc>
                </draw:g>
              </table:table-cell>
              <table:table-cell office:value-type="string">
                <text:p>Entropy average</text:p>
              </table:table-cell>
            </table:table-row>
          </table:table-header-rows>
          <table:table-rows>
            <table:table-row>
              <table:table-cell office:value-type="string">
                <text:p>Row 81</text:p>
                <draw:g>
                  <svg:desc/>
                </draw:g>
              </table:table-cell>
              <table:table-cell office:value-type="float" office:value="5.02739726027397">
                <text:p>5.02739726027397</text:p>
                <draw:g>
                  <svg:desc>Sheet1.B81:Sheet1.C81</svg:desc>
                </draw:g>
              </table:table-cell>
              <table:table-cell office:value-type="float" office:value="4.43835616438356">
                <text:p>4.438356164383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bar" chart:style-name="ch1">
        <chart:title svg:x="6.218cm" svg:y="0.316cm" chart:style-name="ch2">
          <text:p>Win Percentages</text:p>
        </chart:title>
        <chart:legend chart:legend-position="end" svg:x="11.293cm" svg:y="3.954cm" style:legend-expansion="high" chart:style-name="ch3"/>
        <chart:plot-area chart:style-name="ch4" table:cell-range-address="Sheet1.B83:Sheet1.C85" chart:data-source-has-labels="row" svg:x="0.319cm" svg:y="1.275cm" svg:width="10.655cm" svg:height="7.55cm">
          <chartooo:coordinate-region svg:x="0.94cm" svg:y="1.474cm" svg:width="10.034cm" svg:height="7.1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85:Sheet1.B85" chart:label-cell-address="Sheet1.B83:Sheet1.B84" chart:class="chart:bar">
            <chart:data-point/>
          </chart:series>
          <chart:series chart:style-name="ch9" chart:values-cell-range-address="Sheet1.C85:Sheet1.C85" chart:label-cell-address="Sheet1.C83:Sheet1.C8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 percentages Random</text:p>
                <text:list>
                  <text:list-item>
                    <text:p>Win percentages</text:p>
                  </text:list-item>
                  <text:list-item>
                    <text:p>Random</text:p>
                  </text:list-item>
                </text:list>
                <draw:g>
                  <svg:desc>Sheet1.B83:Sheet1.B84</svg:desc>
                </draw:g>
              </table:table-cell>
              <table:table-cell office:value-type="string">
                <text:p>Entropy</text:p>
                <text:list>
                  <text:list-item>
                    <text:p/>
                  </text:list-item>
                  <text:list-item>
                    <text:p>Entropy</text:p>
                  </text:list-item>
                </text:list>
                <draw:g>
                  <svg:desc>Sheet1.C83:Sheet1.C8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6.3013698630137">
                <text:p>86.3013698630137</text:p>
                <draw:g>
                  <svg:desc>Sheet1.B85:Sheet1.B85</svg:desc>
                </draw:g>
              </table:table-cell>
              <table:table-cell office:value-type="float" office:value="95.8904109589041">
                <text:p>95.8904109589041</text:p>
                <draw:g>
                  <svg:desc>Sheet1.C85:Sheet1.C8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bar" chart:style-name="ch1">
        <chart:title svg:x="6.218cm" svg:y="0.316cm" chart:style-name="ch2">
          <text:p>Win Percentages</text:p>
        </chart:title>
        <chart:plot-area chart:style-name="ch3" table:cell-range-address="Sheet1.B84:Sheet1.C85" chart:data-source-has-labels="row" svg:x="0.319cm" svg:y="1.275cm" svg:width="15.352cm" svg:height="7.55cm">
          <chartooo:coordinate-region svg:x="0.94cm" svg:y="1.474cm" svg:width="14.731cm" svg:height="6.704cm"/>
          <chart:axis chart:dimension="x" chart:name="primary-x" chart:style-name="ch4" chartooo:axis-type="auto">
            <chartooo:date-scale/>
            <chart:categories table:cell-range-address="Sheet1.B84:Sheet1.C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5:Sheet1.C85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Sheet1.B84:Sheet1.C84</svg:desc>
                </draw:g>
              </table:table-cell>
              <table:table-cell office:value-type="string">
                <text:p>Entropy</text:p>
              </table:table-cell>
            </table:table-row>
          </table:table-header-rows>
          <table:table-rows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86.3013698630137">
                <text:p>86.3013698630137</text:p>
                <draw:g>
                  <svg:desc>Sheet1.B85:Sheet1.C85</svg:desc>
                </draw:g>
              </table:table-cell>
              <table:table-cell office:value-type="float" office:value="95.8904109589041">
                <text:p>95.89041095890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